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baa44"/>
    </style:style>
    <style:style style:name="P2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0baa44" officeooo:paragraph-rsid="000baa44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0baa44" officeooo:paragraph-rsid="000baa44"/>
    </style:style>
    <style:style style:name="P4" style:family="paragraph" style:parent-style-name="Text_20_body">
      <style:paragraph-properties fo:text-align="justify" style:justify-single-word="false"/>
      <style:text-properties officeooo:rsid="0022aa81" officeooo:paragraph-rsid="0026b168"/>
    </style:style>
    <style:style style:name="P5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2aa81" officeooo:paragraph-rsid="0022aa81"/>
    </style:style>
    <style:style style:name="P6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2aa81" officeooo:paragraph-rsid="003ee25a"/>
    </style:style>
    <style:style style:name="P7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3ee25a"/>
    </style:style>
    <style:style style:name="P8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3d8e01"/>
    </style:style>
    <style:style style:name="P9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26b168"/>
    </style:style>
    <style:style style:name="P10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2d6278" officeooo:paragraph-rsid="003bb5c8"/>
    </style:style>
    <style:style style:name="P11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d6278" officeooo:paragraph-rsid="002d6278"/>
    </style:style>
    <style:style style:name="P12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d6278" officeooo:paragraph-rsid="003bb5c8"/>
    </style:style>
    <style:style style:name="P13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3f94cc" officeooo:paragraph-rsid="003f94cc"/>
    </style:style>
    <style:style style:name="P14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3f94cc" officeooo:paragraph-rsid="003f94cc"/>
    </style:style>
    <style:style style:name="P15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3f94cc" officeooo:paragraph-rsid="0043c1be"/>
    </style:style>
    <style:style style:name="P16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43c1be" officeooo:paragraph-rsid="0043c1be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2aa81" officeooo:paragraph-rsid="0022aa81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2c2463" officeooo:paragraph-rsid="002c2463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3f94cc" officeooo:paragraph-rsid="003f94cc" style:font-weight-asian="bold" style:font-weight-complex="bold"/>
    </style:style>
    <style:style style:name="P20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61d5d8"/>
    </style:style>
    <style:style style:name="P21" style:family="paragraph" style:parent-style-name="Heading_20_4">
      <style:text-properties officeooo:rsid="000baa44" officeooo:paragraph-rsid="000baa44"/>
    </style:style>
    <style:style style:name="P22" style:family="paragraph" style:parent-style-name="Heading_20_4">
      <style:paragraph-properties fo:margin-top="0in" fo:margin-bottom="0in" style:contextual-spacing="false"/>
      <style:text-properties officeooo:rsid="000baa44" officeooo:paragraph-rsid="000baa44"/>
    </style:style>
    <style:style style:name="P23" style:family="paragraph" style:parent-style-name="Heading_20_4">
      <style:paragraph-properties fo:margin-top="0in" fo:margin-bottom="0.0799in" style:contextual-spacing="false"/>
      <style:text-properties officeooo:paragraph-rsid="000baa44"/>
    </style:style>
    <style:style style:name="P24" style:family="paragraph" style:parent-style-name="Text_20_body">
      <style:paragraph-properties fo:margin-top="0in" fo:margin-bottom="0in" style:contextual-spacing="false" fo:text-align="justify" style:justify-single-word="false"/>
      <style:text-properties fo:font-weight="bold" officeooo:rsid="0049d8d0" officeooo:paragraph-rsid="0049d8d0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22aa81" officeooo:paragraph-rsid="0022aa81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justify" style:justify-single-word="false"/>
      <style:text-properties fo:font-weight="bold" officeooo:rsid="0022aa81" officeooo:paragraph-rsid="0022aa81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0baa44" officeooo:paragraph-rsid="000baa44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0baa44" officeooo:paragraph-rsid="000baa44"/>
    </style:style>
    <style:style style:name="P29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547823" officeooo:paragraph-rsid="00547823"/>
    </style:style>
    <style:style style:name="T1" style:family="text">
      <style:text-properties officeooo:rsid="000baa44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eb7a3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ff6de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464c3"/>
    </style:style>
    <style:style style:name="T6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5d45c"/>
    </style:style>
    <style:style style:name="T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7cef1"/>
    </style:style>
    <style:style style:name="T8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5a1a4c"/>
    </style:style>
    <style:style style:name="T9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6501d5"/>
    </style:style>
    <style:style style:name="T10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77b4b1"/>
    </style:style>
    <style:style style:name="T11" style:family="text">
      <style:text-properties fo:font-variant="normal" fo:text-transform="none" fo:color="#000000" loext:opacity="100%" style:font-name="arial" fo:font-size="10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font-name="arial" fo:font-size="10.5pt" fo:letter-spacing="normal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loext:opacity="100%" style:font-name="arial" fo:font-size="10.5pt" fo:letter-spacing="normal" fo:font-style="italic" fo:font-weight="bold" officeooo:rsid="000eb7a3" style:font-style-asian="italic" style:font-weight-asian="bold" style:font-style-complex="italic" style:font-weight-complex="bold"/>
    </style:style>
    <style:style style:name="T14" style:family="text">
      <style:text-properties officeooo:rsid="000ccab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d8d0" style:font-weight-asian="bold" style:font-weight-complex="bold"/>
    </style:style>
    <style:style style:name="T17" style:family="text">
      <style:text-properties officeooo:rsid="001ddf8e"/>
    </style:style>
    <style:style style:name="T18" style:family="text">
      <style:text-properties officeooo:rsid="001f66b1"/>
    </style:style>
    <style:style style:name="T19" style:family="text">
      <style:text-properties officeooo:rsid="0022aa81"/>
    </style:style>
    <style:style style:name="T20" style:family="text">
      <style:text-properties officeooo:rsid="002385e4"/>
    </style:style>
    <style:style style:name="T21" style:family="text">
      <style:text-properties officeooo:rsid="0023e925"/>
    </style:style>
    <style:style style:name="T22" style:family="text">
      <style:text-properties officeooo:rsid="00246e08"/>
    </style:style>
    <style:style style:name="T23" style:family="text">
      <style:text-properties officeooo:rsid="00258627"/>
    </style:style>
    <style:style style:name="T24" style:family="text">
      <style:text-properties officeooo:rsid="0026b168"/>
    </style:style>
    <style:style style:name="T25" style:family="text">
      <style:text-properties officeooo:rsid="002882c7"/>
    </style:style>
    <style:style style:name="T26" style:family="text">
      <style:text-properties officeooo:rsid="0028d100"/>
    </style:style>
    <style:style style:name="T27" style:family="text">
      <style:text-properties officeooo:rsid="002c2463"/>
    </style:style>
    <style:style style:name="T28" style:family="text">
      <style:text-properties officeooo:rsid="002d8539"/>
    </style:style>
    <style:style style:name="T29" style:family="text">
      <style:text-properties officeooo:rsid="002dad2b"/>
    </style:style>
    <style:style style:name="T30" style:family="text">
      <style:text-properties officeooo:rsid="002ed9cf"/>
    </style:style>
    <style:style style:name="T31" style:family="text">
      <style:text-properties officeooo:rsid="003028ba"/>
    </style:style>
    <style:style style:name="T32" style:family="text">
      <style:text-properties officeooo:rsid="0030dcd2"/>
    </style:style>
    <style:style style:name="T33" style:family="text">
      <style:text-properties officeooo:rsid="00321908"/>
    </style:style>
    <style:style style:name="T34" style:family="text">
      <style:text-properties officeooo:rsid="0033bc70"/>
    </style:style>
    <style:style style:name="T35" style:family="text">
      <style:text-properties officeooo:rsid="0035370e"/>
    </style:style>
    <style:style style:name="T36" style:family="text">
      <style:text-properties officeooo:rsid="0038262e"/>
    </style:style>
    <style:style style:name="T37" style:family="text">
      <style:text-properties officeooo:rsid="0039ba4a"/>
    </style:style>
    <style:style style:name="T38" style:family="text">
      <style:text-properties officeooo:rsid="0039f247"/>
    </style:style>
    <style:style style:name="T39" style:family="text">
      <style:text-properties officeooo:rsid="003bb5c8"/>
    </style:style>
    <style:style style:name="T40" style:family="text">
      <style:text-properties officeooo:rsid="003d8e01"/>
    </style:style>
    <style:style style:name="T41" style:family="text">
      <style:text-properties officeooo:rsid="00415fc0"/>
    </style:style>
    <style:style style:name="T42" style:family="text">
      <style:text-properties officeooo:rsid="00417681"/>
    </style:style>
    <style:style style:name="T43" style:family="text">
      <style:text-properties officeooo:rsid="0061d5d8"/>
    </style:style>
    <style:style style:name="T44" style:family="text">
      <style:text-properties officeooo:rsid="0070958a"/>
    </style:style>
    <style:style style:name="T45" style:family="text">
      <style:text-properties officeooo:rsid="00796896"/>
    </style:style>
    <style:style style:name="T46" style:family="text">
      <style:text-properties officeooo:rsid="00813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">Number System Converter </text:span><text:span text:style-name="T43">With Big Numbers Handling</text:span></text:h>
      <text:h text:style-name="P20" text:outline-level="1"><text:span text:style-name="T43">(</text:span><text:span text:style-name="T1">Proposal</text:span><text:span text:style-name="T43">)</text:span></text:h>
      <text:p text:style-name="P1"/>
      <text:p text:style-name="P2"><text:span text:style-name="T15">Name: Nazakat Umrani</text:span><text:tab/><text:tab/><text:tab/><text:tab/> <text:s text:c="9"/><text:span text:style-name="T15">Roll </text:span><text:span text:style-name="T16">Number</text:span><text:span text:style-name="T15">: 21SW49</text:span></text:p>
      <text:p text:style-name="P24">Submitted to: Mam Fizza<text:tab/><text:tab/><text:tab/> <text:s text:c="14"/>Object Oriented Programming</text:p>
      <text:p text:style-name="P24"/>
      <text:h text:style-name="P21" text:outline-level="4">Intro:</text:h>
      <text:p text:style-name="P28"><text:span text:style-name="T2">This is a number system converter program with big numbers handling. normally, a biggest value c++ can handle is </text:span><text:span text:style-name="T11">-9,223,372,036,854,775,808 to 9,223,372,036,854,775,807</text:span><text:span text:style-name="T2">, can be stored in </text:span><text:span text:style-name="T12">long long int</text:span><text:span text:style-name="T2"> variable, So if someone provides big numbers than this, c++ can’t even add 1 to it, so how it will convert that much big numbers.</text:span></text:p>
      <text:p text:style-name="P3"><text:span text:style-name="T2">1 digit in decimal = 4 digits of binary, so how c++ will handle that much big number, my program is 600 lines, out of which less than 150 are number system converter functions, remaining are some other functions, which I myself made, to perform arithmetic operations on any </text:span><text:span text:style-name="T5">biggest </text:span><text:span text:style-name="T2">number a person can imagine, if you remove those lines, my program will only convert upto a range, if you want to convert any </text:span><text:span text:style-name="T6">biggest</text:span><text:span text:style-name="T2"> number which c++ can’t handle </text:span><text:span text:style-name="T7">norma</text:span><text:span text:style-name="T9">l</text:span><text:span text:style-name="T7">ly, </text:span><text:span text:style-name="T2">than those functions are useful. Which I myself have made, There is nothing on internet, you can try to find.</text:span></text:p>
      <text:h text:style-name="P22" text:outline-level="4" text:is-list-header="true"/>
      <text:h text:style-name="P23" text:outline-level="4"><text:span text:style-name="T1">Working:</text:span></text:h>
      <text:p text:style-name="P29">So it has some funtions, I will explain what they do, I won’t explain how they do that, because that code is really tough and can’t be explained on a piece of paper.</text:p>
      <text:p text:style-name="P29"/>
      <text:p text:style-name="P26">How I manage to handle big numbers?</text:p>
      <text:p text:style-name="P5">Ans:I take numbers input and store them in Strings, they doesn’t have range, then I have functions, which takes those strings and perform operations on them, they don’t handle whole string at a time, they divide that string in parts and one by one they perform operations and then join them, so this is in simple words the answer how I manage to handle big numbers.</text:p>
      <text:p text:style-name="P2"/>
      <text:p text:style-name="P2">Functions <text:span text:style-name="T17">in my program </text:span>are divided in <text:span text:style-name="T27">three </text:span>different types. One are those which performs conversions, <text:span text:style-name="T27">second are </text:span><text:span text:style-name="T46">extra but usefull </text:span><text:span text:style-name="T27">functions, </text:span>and <text:span text:style-name="T27">last </text:span>are those which performs arithmetic operations <text:span text:style-name="T14">on big numbers </text:span><text:span text:style-name="T18">user give as</text:span>.</text:p>
      <text:p text:style-name="P17"/>
      <text:p text:style-name="P17">1.Arithmetic Functions</text:p>
      <text:p text:style-name="P6">string_divisor<text:span text:style-name="T39">()</text:span> → This function takes two strings, and divides them and returns quotient.</text:p>
      <text:p text:style-name="P7">string_remainder<text:span text:style-name="T39">()</text:span> → This function takes two strings, and divides them and returns remainder.</text:p>
      <text:p text:style-name="P7">string_multiplication<text:span text:style-name="T39">()</text:span> → This function takes two strings, and <text:span text:style-name="T20">multiplies </text:span>them and returns <text:span text:style-name="T20">product</text:span>.</text:p>
      <text:p text:style-name="P7">string_<text:span text:style-name="T20">plus</text:span><text:span text:style-name="T39">()</text:span><text:span text:style-name="T20"> </text:span>→ This function takes two strings, and <text:span text:style-name="T21">add </text:span>them and returns <text:span text:style-name="T21">addition</text:span>.</text:p>
      <text:p text:style-name="P7">string_<text:span text:style-name="T22">minus</text:span><text:span text:style-name="T39">()</text:span><text:span text:style-name="T22"> </text:span>→ This function takes two strings, and <text:span text:style-name="T21">subtract </text:span>them and returns <text:span text:style-name="T21">subtraction</text:span>.</text:p>
      <text:p text:style-name="P7">string_<text:span text:style-name="T23">power</text:span><text:span text:style-name="T39">()</text:span><text:span text:style-name="T23"> </text:span>→ This function takes two strings, <text:span text:style-name="T23">first one is base and second is exponent, </text:span>and returns <text:span text:style-name="T23">power of base</text:span>.</text:p>
      <text:p text:style-name="P8">string_<text:span text:style-name="T23">max</text:span><text:span text:style-name="T39">()</text:span><text:span text:style-name="T23"> </text:span>→ This function takes two strings, and <text:span text:style-name="T23">find greater amongst them</text:span>.</text:p>
      <text:p text:style-name="P9"><text:soft-page-break/>string_<text:span text:style-name="T24">trimmer</text:span><text:span text:style-name="T40">()</text:span><text:span text:style-name="T24"> </text:span>→ This function takes <text:span text:style-name="T25">a </text:span>string, and <text:span text:style-name="T26">remove leading zeros from it</text:span>.</text:p>
      <text:p text:style-name="P4"/>
      <text:p text:style-name="P18">2.Converter Functions</text:p>
      <text:p text:style-name="P11">dtob<text:span text:style-name="T39">()</text:span> <text:span text:style-name="T19">→</text:span><text:span text:style-name="T28">This function takes a </text:span><text:span text:style-name="T29">D</text:span><text:span text:style-name="T28">ecimal number as a string, and convert it to Binary.</text:span></text:p>
      <text:p text:style-name="P12">dtoh<text:span text:style-name="T39">()</text:span> <text:span text:style-name="T19">→</text:span><text:span text:style-name="T28">This function takes a </text:span><text:span text:style-name="T29">D</text:span><text:span text:style-name="T28">ecimal number as a string, and convert it to Hexadecimal.</text:span></text:p>
      <text:p text:style-name="P12"><text:span text:style-name="T44">d</text:span>too<text:span text:style-name="T39">() </text:span><text:span text:style-name="T19">→</text:span><text:span text:style-name="T28">This function takes a </text:span><text:span text:style-name="T29">Decimal </text:span><text:span text:style-name="T28">number as a string, and convert it to </text:span><text:span text:style-name="T45">Octal</text:span><text:span text:style-name="T28">.</text:span></text:p>
      <text:p text:style-name="P12">btod<text:span text:style-name="T39">()</text:span> <text:span text:style-name="T19">→</text:span><text:span text:style-name="T28">This function takes a </text:span><text:span text:style-name="T30">Binary </text:span><text:span text:style-name="T28">number as a string, and convert it to </text:span><text:span text:style-name="T30">Decimal</text:span><text:span text:style-name="T28">.</text:span></text:p>
      <text:p text:style-name="P12">otod<text:span text:style-name="T39">()</text:span> <text:span text:style-name="T19">→</text:span><text:span text:style-name="T28">This function takes a </text:span><text:span text:style-name="T31">Octal </text:span><text:span text:style-name="T28">number as a string, and convert it to </text:span><text:span text:style-name="T31">Decimal</text:span><text:span text:style-name="T28">.</text:span></text:p>
      <text:p text:style-name="P12">htod<text:span text:style-name="T39">()</text:span> <text:span text:style-name="T19">→</text:span><text:span text:style-name="T28">This function takes a </text:span><text:span text:style-name="T32">Hexadecimal </text:span><text:span text:style-name="T28">number as a string, and convert it to </text:span><text:span text:style-name="T31">Decimal</text:span><text:span text:style-name="T28">.</text:span></text:p>
      <text:p text:style-name="P12">btoo<text:span text:style-name="T39">()</text:span> <text:span text:style-name="T19">→</text:span><text:span text:style-name="T28">This function takes a </text:span><text:span text:style-name="T30">Binary </text:span><text:span text:style-name="T28">number as a string, and convert it to </text:span><text:span text:style-name="T33">Octal</text:span><text:span text:style-name="T28">.</text:span></text:p>
      <text:p text:style-name="P12">btoh<text:span text:style-name="T39">()</text:span> <text:span text:style-name="T19">→</text:span><text:span text:style-name="T28">This function takes a </text:span><text:span text:style-name="T30">Binary </text:span><text:span text:style-name="T28">number as a string, and convert it to </text:span><text:span text:style-name="T34">Hexadecimal</text:span><text:span text:style-name="T28">.</text:span></text:p>
      <text:p text:style-name="P12">otob<text:span text:style-name="T39">()</text:span> <text:span text:style-name="T19">→</text:span><text:span text:style-name="T28">This function takes a </text:span><text:span text:style-name="T35">Octal </text:span><text:span text:style-name="T28">number as a string, and convert it to Binary.</text:span></text:p>
      <text:p text:style-name="P12">otoh<text:span text:style-name="T39">()</text:span> <text:span text:style-name="T19">→</text:span><text:span text:style-name="T28">This function takes a </text:span><text:span text:style-name="T29">Decimal </text:span><text:span text:style-name="T28">number as a string, and convert it to </text:span><text:span text:style-name="T36">Hexadecimal</text:span><text:span text:style-name="T28">.</text:span></text:p>
      <text:p text:style-name="P12">htob<text:span text:style-name="T39">()</text:span> <text:span text:style-name="T19">→</text:span><text:span text:style-name="T28">This function takes a </text:span><text:span text:style-name="T32">Hexadecimal </text:span><text:span text:style-name="T28">number as a string, and convert it to </text:span><text:span text:style-name="T37">Binary</text:span><text:span text:style-name="T28">.</text:span></text:p>
      <text:p text:style-name="P12">htoo<text:span text:style-name="T39">()</text:span> <text:span text:style-name="T19">→</text:span><text:span text:style-name="T28">This function takes a </text:span><text:span text:style-name="T32">Hexadecimal </text:span><text:span text:style-name="T28">number as a string, and convert it to </text:span><text:span text:style-name="T38">Octal</text:span><text:span text:style-name="T28">.</text:span></text:p>
      <text:p text:style-name="P10"/>
      <text:p text:style-name="P19">3.Required Functions.</text:p>
      <text:p text:style-name="P13">is_decimal() <text:s text:c="8"/><text:span text:style-name="T19">→ </text:span>This function check if input given is a valid Decimal number or not.</text:p>
      <text:p text:style-name="P14">is_octal() <text:s text:c="13"/><text:span text:style-name="T19">→ </text:span>This function check if input given is a valid Octal number or not.</text:p>
      <text:p text:style-name="P14">is_<text:span text:style-name="T41">hexa</text:span>decimal() <text:span text:style-name="T19">→ </text:span>This function check if input given is a valid Hexadecimal number or not.</text:p>
      <text:p text:style-name="P15">is_<text:span text:style-name="T42">binary</text:span>() <text:s text:c="10"/><text:span text:style-name="T19">→ </text:span>This function check if input given is a valid <text:span text:style-name="T42">Binary </text:span>number or not.</text:p>
      <text:p text:style-name="P16">help_menu() <text:s text:c="7"/><text:span text:style-name="T19">→ </text:span>This function Prints Help Men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4T00:06:42.563297650</dc:date>
    <meta:editing-duration>PT1H5M34S</meta:editing-duration>
    <meta:editing-cycles>74</meta:editing-cycles>
    <meta:generator>LibreOffice/7.4.3.2$Linux_X86_64 LibreOffice_project/40$Build-2</meta:generator>
    <meta:document-statistic meta:table-count="0" meta:image-count="0" meta:object-count="0" meta:page-count="2" meta:paragraph-count="40" meta:word-count="683" meta:character-count="4114" meta:non-whitespace-character-count="3403"/>
  </office:meta>
</office:document-meta>
</file>